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veRedirectFilter.getRedirec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Redirect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veRedirectFilter.setRedirectStatus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